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0.76cm" fo:margin-left="2.409cm" fo:margin-top="0cm" fo:margin-bottom="0cm" table:align="left" style:writing-mode="lr-tb"/>
    </style:style>
    <style:style style:name="Tabla2.A" style:family="table-column">
      <style:table-column-properties style:column-width="3.099cm"/>
    </style:style>
    <style:style style:name="Tabla2.B" style:family="table-column">
      <style:table-column-properties style:column-width="4.99cm"/>
    </style:style>
    <style:style style:name="Tabla2.C" style:family="table-column">
      <style:table-column-properties style:column-width="2.67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800080" fo:padding="0.101cm" fo:border-left="none" fo:border-right="none" fo:border-top="1pt solid #000000" fo:border-bottom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a2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a2.A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a2.A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5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a2.A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a2.A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1.906cm"/>
        </style:tab-stops>
      </style:paragraph-properties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>
        <style:tab-stops>
          <style:tab-stop style:position="0.14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5" style:family="paragraph" style:parent-style-name="Standard">
      <style:paragraph-properties fo:line-height="200%" fo:text-align="center" style:justify-single-word="false" style:snap-to-layout-grid="false"/>
      <style:text-properties style:font-name="Arial" fo:font-size="11pt" officeooo:paragraph-rsid="001e8e8f" style:font-size-asian="11pt" style:font-name-complex="Bookman Old Style" style:font-size-complex="11pt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paragraph-properties fo:line-height="200%" fo:text-align="center" style:justify-single-word="false" style:snap-to-layout-grid="false"/>
      <style:text-properties fo:color="#ffffff" loext:opacity="100%" style:font-name="Arial" fo:font-size="11pt" officeooo:paragraph-rsid="001e8e8f" style:font-size-asian="11pt" style:font-name-complex="Bookman Old Style" style:font-size-complex="11pt"/>
    </style:style>
    <style:style style:name="P8" style:family="paragraph" style:parent-style-name="Standard" style:list-style-name="L1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 style:list-style-name="L1">
      <style:paragraph-properties fo:margin-left="1.337cm" fo:margin-right="0cm" fo:line-height="150%" fo:text-indent="-0.612cm" style:auto-text-indent="false">
        <style:tab-stops>
          <style:tab-stop style:position="0.222cm"/>
        </style:tab-stops>
      </style:paragraph-properties>
      <style:text-properties style:font-name="Arial" fo:font-size="11pt" officeooo:paragraph-rsid="001f1d46" style:font-size-asian="11pt" style:font-size-complex="11pt"/>
    </style:style>
    <style:style style:name="P10" style:family="paragraph" style:parent-style-name="Standard" style:list-style-name="L2">
      <style:paragraph-properties fo:margin-left="1.734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11" style:family="paragraph" style:parent-style-name="Standard" style:list-style-name="L2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12" style:family="paragraph" style:parent-style-name="Standard" style:list-style-name="L1">
      <style:paragraph-properties fo:line-height="150%">
        <style:tab-stops>
          <style:tab-stop style:position="0.141cm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 style:list-style-name="L1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1e3fcf" style:font-size-asian="11pt" style:font-size-complex="11pt"/>
    </style:style>
    <style:style style:name="P14" style:family="paragraph" style:parent-style-name="Standard" style:list-style-name="L1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1af8a2" style:font-size-asian="11pt" style:font-size-complex="11pt"/>
    </style:style>
    <style:style style:name="P15" style:family="paragraph" style:parent-style-name="Standard" style:list-style-name="L1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1c655c" style:font-size-asian="11pt" style:font-size-complex="11pt"/>
    </style:style>
    <style:style style:name="P16" style:family="paragraph" style:parent-style-name="Standard" style:list-style-name="L2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17" style:family="paragraph" style:parent-style-name="Standard" style:list-style-name="L1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officeooo:rsid="0020af29" officeooo:paragraph-rsid="0020af29" style:font-size-asian="11pt" style:font-size-complex="11pt"/>
    </style:style>
    <style:style style:name="P18" style:family="paragraph" style:parent-style-name="Standard" style:list-style-name="L2">
      <style:paragraph-properties fo:line-height="200%" fo:text-align="justify" style:justify-single-word="false"/>
      <style:text-properties style:font-name="Arial" fo:font-size="11pt" officeooo:paragraph-rsid="001e8e8f" style:font-size-asian="11pt" style:font-size-complex="11pt"/>
    </style:style>
    <style:style style:name="P19" style:family="paragraph" style:parent-style-name="Standard" style:list-style-name="L2">
      <style:paragraph-properties fo:margin-top="0.423cm" fo:margin-bottom="0cm" style:contextual-spacing="false" fo:line-height="200%" fo:text-align="justify" style:justify-single-word="false"/>
      <style:text-properties style:font-name="Arial" fo:font-size="11pt" officeooo:paragraph-rsid="001e8e8f" style:font-size-asian="11pt" style:font-size-complex="11pt"/>
    </style:style>
    <style:style style:name="P20" style:family="paragraph" style:parent-style-name="Standard" style:list-style-name="L2">
      <style:paragraph-properties fo:line-height="200%" fo:text-align="justify" style:justify-single-word="false">
        <style:tab-stops>
          <style:tab-stop style:position="0.222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21" style:family="paragraph" style:parent-style-name="Standard" style:list-style-name="L2">
      <style:paragraph-properties fo:line-height="200%" fo:text-align="justify" style:justify-single-word="false">
        <style:tab-stops>
          <style:tab-stop style:position="0.141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22" style:family="paragraph" style:parent-style-name="Standard" style:list-style-name="L2">
      <style:paragraph-properties fo:margin-left="0.328cm" fo:margin-right="0cm" fo:line-height="200%" fo:text-align="justify" style:justify-single-word="false" fo:text-indent="-0.353cm" style:auto-text-indent="false" fo:break-before="page">
        <style:tab-stops>
          <style:tab-stop style:position="0.353cm"/>
        </style:tab-stops>
      </style:paragraph-properties>
      <style:text-properties style:font-name="Arial" fo:font-size="11pt" officeooo:paragraph-rsid="001e8e8f" style:font-size-asian="11pt" style:font-name-complex="Bookman Old Style" style:font-size-complex="11pt"/>
    </style:style>
    <style:style style:name="P23" style:family="paragraph" style:parent-style-name="Standard" style:list-style-name="L2">
      <style:paragraph-properties fo:line-height="200%" fo:text-align="justify" style:justify-single-word="false"/>
      <style:text-properties style:font-name="Arial" fo:font-size="11pt" officeooo:paragraph-rsid="001e8e8f" style:font-size-asian="11pt" style:font-name-complex="Bookman Old Style" style:font-size-complex="11pt"/>
    </style:style>
    <style:style style:name="P24" style:family="paragraph" style:parent-style-name="Standard" style:list-style-name="L2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officeooo:paragraph-rsid="001e8e8f"/>
    </style:style>
    <style:style style:name="P25" style:family="paragraph" style:parent-style-name="Standard" style:list-style-name="L1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fo:font-size="11pt" officeooo:paragraph-rsid="000f2765" style:font-size-asian="11pt" style:font-size-complex="11pt"/>
    </style:style>
    <style:style style:name="P26" style:family="paragraph" style:parent-style-name="Standard" style:list-style-name="L2">
      <style:paragraph-properties fo:line-height="150%">
        <style:tab-stops>
          <style:tab-stop style:position="0.141cm"/>
        </style:tab-stops>
      </style:paragraph-properties>
      <style:text-properties fo:font-size="11pt" officeooo:paragraph-rsid="001e8e8f" style:font-size-asian="11pt" style:font-size-complex="11pt"/>
    </style:style>
    <style:style style:name="P27" style:family="paragraph" style:parent-style-name="Standard" style:list-style-name="L2">
      <style:paragraph-properties fo:line-height="200%" fo:text-align="justify" style:justify-single-word="false">
        <style:tab-stops>
          <style:tab-stop style:position="0.222cm"/>
        </style:tab-stops>
      </style:paragraph-properties>
      <style:text-properties fo:font-size="11pt" officeooo:paragraph-rsid="001e8e8f" style:font-size-asian="11pt" style:font-size-complex="11pt"/>
    </style:style>
    <style:style style:name="P28" style:family="paragraph" style:parent-style-name="Standard" style:list-style-name="L2">
      <style:paragraph-properties fo:line-height="200%" fo:text-align="justify" style:justify-single-word="false"/>
      <style:text-properties fo:font-size="11pt" officeooo:paragraph-rsid="001e8e8f" style:font-size-asian="11pt" style:font-size-complex="11pt"/>
    </style:style>
    <style:style style:name="P29" style:family="paragraph" style:parent-style-name="Standard" style:list-style-name="L2">
      <style:paragraph-properties fo:line-height="200%" fo:text-align="justify" style:justify-single-word="false"/>
      <style:text-properties officeooo:paragraph-rsid="001e8e8f"/>
    </style:style>
    <style:style style:name="T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" style:family="text">
      <style:text-properties fo:font-size="9pt" fo:font-style="italic" fo:font-weight="normal" officeooo:rsid="001e8e8f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style:font-name="Arial" officeooo:rsid="000f2765"/>
    </style:style>
    <style:style style:name="T6" style:family="text">
      <style:text-properties style:font-name="Arial" fo:font-size="11pt" style:font-size-asian="11pt" style:font-name-complex="Bookman Old Style" style:font-size-complex="11pt"/>
    </style:style>
    <style:style style:name="T7" style:family="text">
      <style:text-properties style:font-name="Arial" style:font-name-complex="Bookman Old Style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Arial"/>
    </style:style>
    <style:style style:name="T10" style:family="text">
      <style:text-properties officeooo:rsid="000f2765"/>
    </style:style>
    <style:style style:name="T11" style:family="text">
      <style:text-properties fo:color="#0000cc" loext:opacity="100%"/>
    </style:style>
    <style:style style:name="T12" style:family="text">
      <style:text-properties officeooo:rsid="001a6356"/>
    </style:style>
    <style:style style:name="T13" style:family="text">
      <style:text-properties style:font-name-complex="Bookman Old Style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-complex="Bookman Old Style"/>
    </style:style>
    <style:style style:name="T16" style:family="text">
      <style:text-properties style:text-position="sub 58%" style:font-name="Arial"/>
    </style:style>
    <style:style style:name="T17" style:family="text">
      <style:text-properties style:text-position="sub 58%" style:font-name="Arial" fo:font-size="11pt" style:font-size-asian="11pt" style:font-name-complex="Bookman Old Style" style:font-size-complex="11pt"/>
    </style:style>
    <style:style style:name="T18" style:family="text">
      <style:text-properties style:text-position="sub 58%" style:font-name="Arial" style:font-name-complex="Bookman Old Style"/>
    </style:style>
    <style:style style:name="T19" style:family="text">
      <style:text-properties officeooo:rsid="000867b2"/>
    </style:style>
    <style:style style:name="T20" style:family="text">
      <style:text-properties officeooo:rsid="0020af29"/>
    </style:style>
    <style:style style:name="T21" style:family="text">
      <style:text-properties officeooo:rsid="00226c9b"/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2.161cm" fo:text-indent="-0.635cm" fo:margin-left="1.905cm"/>
        </style:list-level-properties>
      </text:list-level-style-number>
      <text:list-level-style-bullet text:level="3" text:style-name="Bullet_20_Symbols" loext:num-list-format=" %3%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2.161cm" fo:text-indent="-0.635cm" fo:margin-left="1.905cm"/>
        </style:list-level-properties>
      </text:list-level-style-number>
      <text:list-level-style-bullet text:level="3" text:style-name="Bullet_20_Symbols" loext:num-list-format=" %3%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1">Tarefa</text:span> 1.1.- Conversión entre sistemas de numeración</text:p>
      <text:p text:style-name="P6"/>
      <text:list xml:id="list1997173237" text:style-name="L1">
        <text:list-item>
          <text:p text:style-name="P8">Conv<text:span text:style-name="T10">e</text:span>rte do sistema decimal ao binario os seguintes números:</text:p>
          <text:list>
            <text:list-item>
              <text:p text:style-name="P12">32: </text:p>
            </text:list-item>
            <text:list-item>
              <text:p text:style-name="P12">64: </text:p>
            </text:list-item>
            <text:list-item>
              <text:p text:style-name="P12">96: </text:p>
            </text:list-item>
            <text:list-item>
              <text:p text:style-name="P12">45: </text:p>
            </text:list-item>
            <text:list-item>
              <text:p text:style-name="P12">127: </text:p>
            </text:list-item>
            <text:list-item>
              <text:p text:style-name="P12">80: </text:p>
            </text:list-item>
            <text:list-item>
              <text:p text:style-name="P12">47: </text:p>
            </text:list-item>
            <text:list-item>
              <text:p text:style-name="P12">512:<text:span text:style-name="T11"> <text:s/></text:span></text:p>
            </text:list-item>
            <text:list-item>
              <text:p text:style-name="P12">65535: <text:s/><text:span text:style-name="T12"><text:s/>(2 bytes)</text:span></text:p>
            </text:list-item>
            <text:list-item>
              <text:p text:style-name="P12">141: </text:p>
            </text:list-item>
            <text:list-item>
              <text:p text:style-name="P12">19: </text:p>
              <text:p text:style-name="P12"/>
            </text:list-item>
          </text:list>
        </text:list-item>
        <text:list-item>
          <text:p text:style-name="P8">Conv<text:span text:style-name="T10">e</text:span>rte agora do sistema binario ao decimal os seguintes números:</text:p>
          <text:list>
            <text:list-item>
              <text:p text:style-name="P12">1100: </text:p>
            </text:list-item>
            <text:list-item>
              <text:p text:style-name="P12">1011: </text:p>
            </text:list-item>
            <text:list-item>
              <text:p text:style-name="P12">11001011: </text:p>
            </text:list-item>
            <text:list-item>
              <text:p text:style-name="P12">01100100: </text:p>
            </text:list-item>
            <text:list-item>
              <text:p text:style-name="P12">11111111: <text:span text:style-name="T12">255</text:span></text:p>
            </text:list-item>
            <text:list-item>
              <text:p text:style-name="P12">10000000: </text:p>
            </text:list-item>
            <text:list-item>
              <text:p text:style-name="P12">111011101110: </text:p>
            </text:list-item>
            <text:list-item>
              <text:p text:style-name="P12">11111111 1111111: </text:p>
            </text:list-item>
            <text:list-item>
              <text:p text:style-name="P12">10101010: </text:p>
            </text:list-item>
            <text:list-item>
              <text:p text:style-name="P12">11000000:</text:p>
              <text:p text:style-name="P12"/>
            </text:list-item>
          </text:list>
        </text:list-item>
        <text:list-item>
          <text:p text:style-name="P8">Conv<text:span text:style-name="T10">e</text:span>rte agora os seguintes <text:s/>números de hexadecimal a binario:</text:p>
          <text:list>
            <text:list-item>
              <text:p text:style-name="P12">AF: <text:s/></text:p>
            </text:list-item>
            <text:list-item>
              <text:p text:style-name="P12">F1: </text:p>
            </text:list-item>
            <text:list-item>
              <text:p text:style-name="P12">FFAA: </text:p>
            </text:list-item>
            <text:list-item>
              <text:p text:style-name="P12">FAD1: </text:p>
            </text:list-item>
            <text:list-item>
              <text:p text:style-name="P13">1000: </text:p>
            </text:list-item>
            <text:list-item>
              <text:p text:style-name="P13">AFF2: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84457420430368" text:continue-numbering="true" text:style-name="L1">
        <text:list-item>
          <text:p text:style-name="P25"><text:soft-page-break/><text:span text:style-name="T3">As direccións IP</text:span><text:span text:style-name="T9">v4</text:span><text:span text:style-name="T3"> son unha numeración empregadas para diferenciar os distintos equipos. Están formadas por 4 bytes separados por puntos. </text:span><text:span text:style-name="T5"><text:s/>Converte</text:span><text:span text:style-name="T3"> as seguintes direccións IP's válidas a binario (terás 4 bytes en binario separados por puntos):</text:span></text:p>
          <text:p text:style-name="P8"/>
          <text:list>
            <text:list-item>
              <text:p text:style-name="P12">193.164.75.8: </text:p>
            </text:list-item>
            <text:list-item>
              <text:p text:style-name="P12">192.168.1.3: <text:s text:c="2"/></text:p>
            </text:list-item>
            <text:list-item>
              <text:p text:style-name="P14">192.168.205.13: </text:p>
            </text:list-item>
            <text:list-item>
              <text:p text:style-name="P12">255.255.255.0: </text:p>
            </text:list-item>
            <text:list-item>
              <text:p text:style-name="P15">255.255.0.0: </text:p>
            </text:list-item>
            <text:list-item>
              <text:p text:style-name="P15">192.168.1.211:</text:p>
            </text:list-item>
            <text:list-item>
              <text:p text:style-name="P12">192.168.1.212:</text:p>
            </text:list-item>
            <text:list-item>
              <text:p text:style-name="P12">127.0.0.0: </text:p>
            </text:list-item>
            <text:list-item>
              <text:p text:style-name="P12">12.12.12.6: </text:p>
            </text:list-item>
            <text:list-item>
              <text:p text:style-name="P12">69.51.2.181: </text:p>
              <text:p text:style-name="P12"/>
            </text:list-item>
          </text:list>
        </text:list-item>
        <text:list-item>
          <text:p text:style-name="P8">Cada tarxeta de rede ten unha dirección MAC que as identifica mundialmente formada por 6 pares de bytes separadas polos dous puntos. Por exemplo: 08:00:27:3F:20:15. Podes coñecer a MAC da túa tarxeta de rede iniciando unha ventá de DOS (INICIO-&gt; cmd) e tecleando “ipconfig /all”. Busca a parte que pon dirección física (en vez de separados por “:” Windows o mostre separados por guións (-). </text:p>
          <text:p text:style-name="P17">Se estás en Linux podes teclear “ip address” </text:p>
          <text:p text:style-name="P17">A miña MAC: </text:p>
          <text:p text:style-name="P8">Transforma <text:span text:style-name="T20">tamén </text:span>a binario as seguintes direccións MAC:</text:p>
          <text:list>
            <text:list-item>
              <text:p text:style-name="P9">08:00:27:3F:20:15: </text:p>
            </text:list-item>
            <text:list-item>
              <text:p text:style-name="P9">08:00:27:00:E4:7D: </text:p>
            </text:list-item>
            <text:list-item>
              <text:p text:style-name="P9">E0:69:95:4F:27:F7: </text:p>
            </text:list-item>
            <text:list-item>
              <text:p text:style-name="P9">Busca dúas direccións MAC por internet e pásaas a binario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4200482924" text:style-name="L2">
        <text:list-item>
          <text:p text:style-name="P22">Realiza as seguintes conversións de octal a binario.</text:p>
          <text:list>
            <text:list-item>
              <text:p text:style-name="P18"><text:span text:style-name="T13">7</text:span><text:span text:style-name="T15">8 <text:s/></text:span><text:span text:style-name="T13">=</text:span></text:p>
            </text:list-item>
            <text:list-item>
              <text:p text:style-name="P18"><text:span text:style-name="T13">15</text:span><text:span text:style-name="T15">8 <text:s/></text:span><text:span text:style-name="T13">=</text:span></text:p>
            </text:list-item>
            <text:list-item>
              <text:p text:style-name="P18"><text:span text:style-name="T13">221</text:span><text:span text:style-name="T15">8 <text:s/></text:span><text:span text:style-name="T13">=</text:span></text:p>
            </text:list-item>
            <text:list-item>
              <text:p text:style-name="P29"><text:span text:style-name="T6">1776</text:span><text:span text:style-name="T17">8 <text:s/></text:span><text:span text:style-name="T6">=</text:span></text:p>
            </text:list-item>
            <text:list-item>
              <text:p text:style-name="P29"><text:span text:style-name="T6">1024</text:span><text:span text:style-name="T17">8 <text:s/></text:span><text:span text:style-name="T6">=</text:span></text:p>
            </text:list-item>
          </text:list>
        </text:list-item>
        <text:list-item>
          <text:p text:style-name="P24">Fai as seguintes sumas de números binarios (comproba que os resultados coinciden se sumases en decimal):</text:p>
          <text:list>
            <text:list-item>
              <text:p text:style-name="P10">110 + 001 = </text:p>
            </text:list-item>
            <text:list-item>
              <text:p text:style-name="P10">1010 + 01 = </text:p>
            </text:list-item>
            <text:list-item>
              <text:p text:style-name="P10">111011 + 110 =</text:p>
            </text:list-item>
            <text:list-item>
              <text:p text:style-name="P10">101010 + 1111 =</text:p>
            </text:list-item>
            <text:list-item>
              <text:p text:style-name="P10">100111 + 1111 =</text:p>
            </text:list-item>
            <text:list-item>
              <text:p text:style-name="P10">11100 + 11011 = </text:p>
            </text:list-item>
            <text:list-item>
              <text:p text:style-name="P10">11111111 + 1 = </text:p>
            </text:list-item>
            <text:list-item>
              <text:p text:style-name="P10">1101010 + 11111 =</text:p>
              <text:p text:style-name="P10"/>
            </text:list-item>
          </text:list>
        </text:list-item>
        <text:list-item>
          <text:p text:style-name="P11">Conv<text:span text:style-name="T19">e</text:span>rte do sistema decimal ao binario os seguintes números:</text:p>
          <text:list>
            <text:list-item>
              <text:p text:style-name="P16">15<text:span text:style-name="T14">10 </text:span><text:span text:style-name="T8">=</text:span></text:p>
            </text:list-item>
            <text:list-item>
              <text:p text:style-name="P26"><text:span text:style-name="T3">80</text:span><text:span text:style-name="T16">10 </text:span><text:span text:style-name="T9">=</text:span></text:p>
            </text:list-item>
            <text:list-item>
              <text:p text:style-name="P26"><text:span text:style-name="T3">100</text:span><text:span text:style-name="T16">10 </text:span><text:span text:style-name="T9">=</text:span></text:p>
            </text:list-item>
            <text:list-item>
              <text:p text:style-name="P26"><text:span text:style-name="T3">1024</text:span><text:span text:style-name="T16">10 </text:span><text:span text:style-name="T9">=</text:span></text:p>
            </text:list-item>
            <text:list-item>
              <text:p text:style-name="P26"><text:span text:style-name="T3">37</text:span><text:span text:style-name="T16">10 </text:span><text:span text:style-name="T9">=</text:span></text:p>
            </text:list-item>
            <text:list-item>
              <text:p text:style-name="P26"><text:span text:style-name="T3">11</text:span><text:span text:style-name="T16">10 </text:span><text:span text:style-name="T9">=</text:span></text:p>
            </text:list-item>
            <text:list-item>
              <text:p text:style-name="P26"><text:span text:style-name="T3">210</text:span><text:span text:style-name="T16">10 </text:span><text:span text:style-name="T9">=</text:span></text:p>
              <text:p text:style-name="P16"/>
            </text:list-item>
          </text:list>
        </text:list-item>
        <text:list-item>
          <text:p text:style-name="P23">Realiza as seguintes conversións de binario a decimal.</text:p>
          <text:list>
            <text:list-item>
              <text:p text:style-name="P18"><text:span text:style-name="T13">11</text:span><text:span text:style-name="T15">2 </text:span><text:span text:style-name="T13">=</text:span></text:p>
            </text:list-item>
            <text:list-item>
              <text:p text:style-name="P18"><text:span text:style-name="T13">101</text:span><text:span text:style-name="T15">2 </text:span><text:span text:style-name="T13">=</text:span></text:p>
            </text:list-item>
            <text:list-item>
              <text:p text:style-name="P18"><text:span text:style-name="T13">1001</text:span><text:span text:style-name="T15">2 </text:span><text:span text:style-name="T13">=</text:span></text:p>
            </text:list-item>
            <text:list-item>
              <text:p text:style-name="P18"><text:span text:style-name="T13">10 1000,1</text:span><text:span text:style-name="T15">2 </text:span><text:span text:style-name="T13">=</text:span></text:p>
            </text:list-item>
            <text:list-item>
              <text:p text:style-name="P23">11 0000,01<text:span text:style-name="T14">2 </text:span>=</text:p>
              <text:p text:style-name="P23"/>
            </text:list-item>
          </text:list>
        </text:list-item>
        <text:list-item>
          <text:p text:style-name="P11"><text:soft-page-break/>Completa a seguinte táboa:</text:p>
        </text:list-item>
      </text:list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">Decimal</text:p>
          </table:table-cell>
          <table:table-cell table:style-name="Tabla2.A1" office:value-type="string">
            <text:p text:style-name="P7">Binario</text:p>
          </table:table-cell>
          <table:table-cell table:style-name="Tabla2.A1" office:value-type="string">
            <text:p text:style-name="P7">Hexadecimal</text:p>
          </table:table-cell>
        </table:table-row>
        <table:table-row table:style-name="Tabla2.1">
          <table:table-cell table:style-name="Tabla2.A7" office:value-type="string">
            <text:p text:style-name="P5">10</text:p>
          </table:table-cell>
          <table:table-cell table:style-name="Tabla2.B7" office:value-type="string">
            <text:p text:style-name="P5"/>
          </table:table-cell>
          <table:table-cell table:style-name="Tabla2.C7" office:value-type="string">
            <text:p text:style-name="P5"/>
          </table:table-cell>
        </table:table-row>
        <table:table-row table:style-name="Tabla2.1">
          <table:table-cell table:style-name="Tabla2.A7" office:value-type="string">
            <text:p text:style-name="P5"/>
          </table:table-cell>
          <table:table-cell table:style-name="Tabla2.B7" office:value-type="string">
            <text:p text:style-name="P5">1100</text:p>
          </table:table-cell>
          <table:table-cell table:style-name="Tabla2.C7" office:value-type="string">
            <text:p text:style-name="P5"/>
          </table:table-cell>
        </table:table-row>
        <table:table-row table:style-name="Tabla2.1">
          <table:table-cell table:style-name="Tabla2.A7" office:value-type="string">
            <text:p text:style-name="P5"/>
          </table:table-cell>
          <table:table-cell table:style-name="Tabla2.B7" office:value-type="string">
            <text:p text:style-name="P5"/>
          </table:table-cell>
          <table:table-cell table:style-name="Tabla2.C7" office:value-type="string">
            <text:p text:style-name="P5">E</text:p>
          </table:table-cell>
        </table:table-row>
        <table:table-row table:style-name="Tabla2.1">
          <table:table-cell table:style-name="Tabla2.A7" office:value-type="string">
            <text:p text:style-name="P5">18</text:p>
          </table:table-cell>
          <table:table-cell table:style-name="Tabla2.B7" office:value-type="string">
            <text:p text:style-name="P5"/>
          </table:table-cell>
          <table:table-cell table:style-name="Tabla2.C7" office:value-type="string">
            <text:p text:style-name="P5"/>
          </table:table-cell>
        </table:table-row>
        <table:table-row table:style-name="Tabla2.1">
          <table:table-cell table:style-name="Tabla2.A7" office:value-type="string">
            <text:p text:style-name="P5"/>
          </table:table-cell>
          <table:table-cell table:style-name="Tabla2.B7" office:value-type="string">
            <text:p text:style-name="P5">10101</text:p>
          </table:table-cell>
          <table:table-cell table:style-name="Tabla2.C7" office:value-type="string">
            <text:p text:style-name="P5"/>
          </table:table-cell>
        </table:table-row>
        <table:table-row table:style-name="Tabla2.1">
          <table:table-cell table:style-name="Tabla2.A7" office:value-type="string">
            <text:p text:style-name="P5"/>
          </table:table-cell>
          <table:table-cell table:style-name="Tabla2.B7" office:value-type="string">
            <text:p text:style-name="P5"/>
          </table:table-cell>
          <table:table-cell table:style-name="Tabla2.C7" office:value-type="string">
            <text:p text:style-name="P5">ABC</text:p>
          </table:table-cell>
        </table:table-row>
      </table:table>
      <text:p text:style-name="P4"/>
      <text:list xml:id="list184458013803312" text:continue-numbering="true" text:style-name="L2">
        <text:list-item>
          <text:p text:style-name="P23">Realiza as seguintes conversións de binario a octal.</text:p>
          <text:list>
            <text:list-item>
              <text:p text:style-name="P19"><text:span text:style-name="T13">111</text:span><text:span text:style-name="T15">2 </text:span><text:span text:style-name="T13"><text:s/>=</text:span></text:p>
            </text:list-item>
            <text:list-item>
              <text:p text:style-name="P18"><text:span text:style-name="T13">1101</text:span><text:span text:style-name="T15">2 <text:s/></text:span><text:span text:style-name="T13">=</text:span></text:p>
            </text:list-item>
            <text:list-item>
              <text:p text:style-name="P20"><text:span text:style-name="T13">10101</text:span><text:span text:style-name="T15">2 <text:s/></text:span><text:span text:style-name="T13">=</text:span></text:p>
            </text:list-item>
            <text:list-item>
              <text:p text:style-name="P27"><text:span text:style-name="T7">1000</text:span><text:span text:style-name="T18">2 <text:s/></text:span><text:span text:style-name="T7">=</text:span></text:p>
              <text:p text:style-name="P16"/>
            </text:list-item>
          </text:list>
        </text:list-item>
        <text:list-item>
          <text:p text:style-name="P23">Realiza as seguintes conversións a decimal:</text:p>
          <text:list>
            <text:list-item>
              <text:p text:style-name="P18"><text:span text:style-name="T13">A</text:span><text:span text:style-name="T15">16</text:span><text:span text:style-name="T13"> <text:s/>=</text:span></text:p>
            </text:list-item>
            <text:list-item>
              <text:p text:style-name="P18"><text:span text:style-name="T13">20</text:span><text:span text:style-name="T15">16</text:span><text:span text:style-name="T13"> <text:s/>=</text:span></text:p>
            </text:list-item>
            <text:list-item>
              <text:p text:style-name="P18"><text:span text:style-name="T13">D4</text:span><text:span text:style-name="T15">16</text:span><text:span text:style-name="T13"> =</text:span></text:p>
            </text:list-item>
            <text:list-item>
              <text:p text:style-name="P18"><text:span text:style-name="T13">3ED4</text:span><text:span text:style-name="T15">16</text:span><text:span text:style-name="T13"> =</text:span></text:p>
            </text:list-item>
            <text:list-item>
              <text:p text:style-name="P23">FFFF<text:span text:style-name="T14">16</text:span> <text:s/>=</text:p>
            </text:list-item>
            <text:list-item>
              <text:p text:style-name="P28"><text:span text:style-name="T7">A0B1</text:span><text:span text:style-name="T18">16</text:span><text:span text:style-name="T7"> <text:s/>=</text:span></text:p>
            </text:list-item>
          </text:list>
          <text:p text:style-name="P23"/>
        </text:list-item>
        <text:list-item>
          <text:p text:style-name="P23">Realiza as seguintes conversións a octal:</text:p>
          <text:list>
            <text:list-item>
              <text:p text:style-name="P18"><text:span text:style-name="T13">A</text:span><text:span text:style-name="T15">16</text:span><text:span text:style-name="T13"> <text:s/>=</text:span></text:p>
            </text:list-item>
            <text:list-item>
              <text:p text:style-name="P18"><text:span text:style-name="T13">20</text:span><text:span text:style-name="T15">16</text:span><text:span text:style-name="T13"> <text:s/>=</text:span></text:p>
            </text:list-item>
            <text:list-item>
              <text:p text:style-name="P18"><text:span text:style-name="T13">D4</text:span><text:span text:style-name="T15">16</text:span><text:span text:style-name="T13"> =</text:span></text:p>
            </text:list-item>
            <text:list-item>
              <text:p text:style-name="P21"><text:span text:style-name="T13">3ED4</text:span><text:span text:style-name="T15">16</text:span><text:span text:style-name="T13"> =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1.906cm"/>
        </style:tab-stops>
      </style:paragraph-properties>
    </style:style>
    <style:style style:name="MT1" style:family="text">
      <style:text-properties fo:font-size="9pt" fo:font-style="italic" fo:font-weight="normal" officeooo:rsid="001e8e8f" style:font-size-asian="9pt" style:font-style-asian="italic" style:font-weight-asian="normal" style:font-size-complex="9pt" style:font-style-complex="italic" style:font-weight-complex="normal"/>
    </style:style>
    <style:style style:name="MT2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3" style:family="text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1.72cm" fo:margin-bottom="2cm" fo:margin-left="0.947cm" fo:margin-right="1.3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1.- Caracterización de redes</text:span><text:span text:style-name="MT2"> <text:s text:c="3"/><text:tab/><text:tab/></text:span><text:span text:style-name="MT3">Planificación e administración de red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9-26T23:39:07.74</meta:creation-date>
    <dc:date>2022-09-14T18:44:56.547032311</dc:date>
    <meta:editing-duration>PT5H47M44S</meta:editing-duration>
    <meta:editing-cycles>28</meta:editing-cycles>
    <meta:generator>LibreOffice/7.3.5.2$Linux_X86_64 LibreOffice_project/30$Build-2</meta:generator>
    <meta:print-date>2011-09-27T10:11:12.02</meta:print-date>
    <meta:document-statistic meta:table-count="1" meta:image-count="0" meta:object-count="0" meta:page-count="4" meta:paragraph-count="107" meta:word-count="481" meta:character-count="2610" meta:non-whitespace-character-count="2166"/>
  </office:meta>
</office:document-meta>
</file>